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F0000004F0B3A73DBEA25A7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66pt" officeooo:rsid="001fafed" officeooo:paragraph-rsid="001fafed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70pt" style:font-size-asian="70pt" style:font-size-complex="70pt"/>
    </style:style>
    <style:style style:name="P4" style:family="paragraph">
      <loext:graphic-properties draw:fill="none" draw:fill-color="#ffffff"/>
      <style:text-properties fo:font-size="63pt" style:font-size-asian="63pt" style:font-size-complex="63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63pt" style:font-size-asian="63pt" style:font-size-complex="63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49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382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3" svg:width="10.778in" svg:height="1.2496in" svg:x="0.1811in" svg:y="0.6756in"><draw:text-box><text:p text:style-name="P2"><text:span text:style-name="T1">Machine Intelligence Lab</text:span></text:p></draw:text-box></draw:frame><draw:frame draw:style-name="fr1" draw:name="Image1" text:anchor-type="paragraph" svg:y="1.9252in" svg:width="3.4909in" svg:height="3.4909in" draw:z-index="2"><draw:image xlink:href="../mil.svg" xlink:type="simple" xlink:show="embed" xlink:actuate="onLoad" loext:mime-type="image/svg+xml"/><draw:image xlink:href="Pictures/100002010000004F0000004F0B3A73DBEA25A761.png" xlink:type="simple" xlink:show="embed" xlink:actuate="onLoad"/></draw:frame><draw:frame text:anchor-type="paragraph" draw:z-index="1" draw:name="Shape2" draw:style-name="gr2" draw:text-style-name="P4" svg:width="10.5106in" svg:height="2.2386in" svg:x="0.2445in" svg:y="5.9098in"><draw:text-box><text:p><text:span text:style-name="T2">Software Development Ro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6:40:08.283407610</meta:creation-date>
    <dc:date>2019-12-08T16:59:46.327322438</dc:date>
    <meta:editing-duration>PT9M5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